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FloatHolderEx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FloatHolderEx.set_float( float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FloatHolderEx.JavaFloatHolderEx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FloatHolderEx.validateValue( float v , SchemaType sType , ValidationContext con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JavaFloatHolderEx.validate_simpleval( String lexical , Valid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FloatHolderEx.validateLexical( String v , SchemaType sType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